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P6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9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0" style:family="paragraph" style:parent-style-name="actsreferredto">
      <style:paragraph-properties fo:break-before="page"/>
    </style:style>
    <style:style style:name="P11" style:family="paragraph" style:parent-style-name="graphic">
      <style:paragraph-properties fo:break-before="page" text:number-lines="false" text:line-number="0"/>
    </style:style>
    <style:style style:name="P12" style:family="paragraph" style:parent-style-name="actreferredto">
      <style:paragraph-properties>
        <style:tab-stops/>
      </style:paragraph-properties>
    </style:style>
    <style:style style:name="P13" style:family="paragraph" style:parent-style-name="longtitle">
      <style:paragraph-properties text:number-lines="true" text:line-number="5"/>
    </style:style>
    <style:style style:name="P14" style:family="paragraph" style:parent-style-name="arrangementofsections">
      <style:paragraph-properties fo:text-align="start" style:justify-single-word="false"/>
    </style:style>
    <style:style style:name="P15" style:family="paragraph" style:parent-style-name="subparagraph">
      <style:paragraph-properties fo:margin-left="2.9cm" fo:margin-right="0cm" fo:text-indent="-1.312cm" style:auto-text-indent="false">
        <style:tab-stops>
          <style:tab-stop style:position="-0.199cm" style:type="right"/>
        </style:tab-stops>
      </style:paragraph-properties>
    </style:style>
    <style:style style:name="P16" style:family="paragraph" style:parent-style-name="shorttitleenglish">
      <style:paragraph-properties text:number-lines="true" text:line-number="0"/>
    </style:style>
    <style:style style:name="P17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9" style:family="paragraph" style:parent-style-name="Standard">
      <style:paragraph-properties text:number-lines="false" text:line-number="0"/>
    </style:style>
    <style:style style:name="P20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1" style:family="paragraph" style:parent-style-name="bill">
      <style:paragraph-properties text:number-lines="false" text:line-number="0"/>
    </style:style>
    <style:style style:name="P22" style:family="paragraph" style:parent-style-name="shorttitlebackpage">
      <style:paragraph-properties text:number-lines="false" text:line-number="0"/>
    </style:style>
    <style:style style:name="P23" style:family="paragraph" style:parent-style-name="hr2">
      <style:paragraph-properties text:number-lines="false" text:line-number="0"/>
    </style:style>
    <style:style style:name="P24" style:family="paragraph" style:parent-style-name="hr2">
      <style:paragraph-properties text:number-lines="false" text:line-number="0"/>
      <style:text-properties style:font-name="Times New Roman"/>
    </style:style>
    <style:style style:name="P25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6" style:family="paragraph" style:parent-style-name="asinitiated">
      <style:paragraph-properties text:number-lines="false" text:line-number="0"/>
    </style:style>
    <style:style style:name="P27" style:family="paragraph" style:parent-style-name="Standard" style:master-page-name="frontcover">
      <style:paragraph-properties style:page-number="1"/>
    </style:style>
    <style:style style:name="P28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style:font-name-asian="Times New Roman3" style:font-name-complex="Times New Roman3"/>
    </style:style>
    <style:style style:name="T8" style:family="text">
      <style:text-properties style:font-name="Times New Roman3"/>
    </style:style>
    <style:style style:name="T9" style:family="text">
      <style:text-properties style:font-name="Times New Roman3" style:font-name-asian="Times New Roman3" style:font-name-complex="Times New Roman3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tyle="normal" style:font-style-asian="normal" style:font-style-complex="normal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18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UM NOCHTADH SLÁINTE, 2016" text:name="GA_shorttitle"/>
        <text:user-field-decl office:value-type="string" office:string-value="Health Disclosure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provide for a procedure to facilitate the disclosure of a patient safety incident; and to provide for related matters." text:name="EN_longtitle"/>
        <text:user-field-decl office:value-type="string" office:string-value="GA_shorttitle_caps" text:name="GA_shorttitle_caps"/>
      </text:user-field-decls>
      <text:p text:style-name="P27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5">An Bille um Nochtadh Sláinte, 2016</text:span></text:span></text:p>
      <text:p text:style-name="shorttitleenglish_5f_frontpage"><text:span text:style-name="bold_5f_noitalic_5f_nounderline"><text:span text:style-name="T5">Health Disclosure Bill 2016</text:span></text:span></text:p>
      <text:p text:style-name="P8"/>
      <text:p text:style-name="asinitiated"><text:span text:style-name="bold_5f_noitalic_5f_nounderline"><text:span text:style-name="T6">Mar a tionscnaíodh</text:span></text:span></text:p>
      <text:p text:style-name="asinitiated"><text:span text:style-name="bold_5f_noitalic_5f_nounderline"><text:span text:style-name="T6">As initiated</text:span></text:span></text:p>
      <text:p text:style-name="hr"/>
      <text:p text:style-name="P28"/>
      <text:p text:style-name="hr"/>
      <text:p text:style-name="shorttitleirish"><text:user-field-get text:name="GA_shorttitle">AN BILLE UM NOCHTADH SLÁINTE, 2016</text:user-field-get></text:p>
      <text:p text:style-name="shorttitleenglish"><text:span text:style-name="bold_5f_noitalic_5f_nounderline"><text:span text:style-name="T2"><text:user-field-get text:name="EN_shorttitle">Health Disclosure Bill 2016</text:user-field-get></text:span></text:span><text:span text:style-name="bold_5f_noitalic_5f_nounderline"><text:span text:style-name="T2"> </text:span></text:span></text:p>
      <text:p text:style-name="hr"/>
      <text:p text:style-name="P6"><text:span text:style-name="nobold_5f_italic_5f_nounderline"><text:user-field-get text:name="GA_DOC_STAGE">Mar a tionscnaíodh</text:user-field-get></text:span><text:span text:style-name="nobold_5f_italic_5f_nounderline"> </text:span></text:p>
      <text:p text:style-name="P9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P7"/>
      <text:p text:style-name="arrangementofsections">CONTENTS</text:p>
      <text:p text:style-name="arrangementofsections"/>
      <text:p text:style-name="P14">Section</text:p>
      <text:p text:style-name="tocsectionnumber">1. <text:bookmark-ref text:reference-format="text" text:ref-name="toc_book_1">Interpretation</text:bookmark-ref></text:p>
      <text:p text:style-name="tocsectionnumber">2. <text:bookmark-ref text:reference-format="text" text:ref-name="toc_book_2">Regulations</text:bookmark-ref></text:p>
      <text:p text:style-name="tocsectionnumber">3. <text:bookmark-ref text:reference-format="text" text:ref-name="toc_book_3">Disclosure of critical incidents</text:bookmark-ref></text:p>
      <text:p text:style-name="tocsectionnumber">4. <text:bookmark-ref text:reference-format="text" text:ref-name="toc_book_4">Regulations regarding disclosures</text:bookmark-ref></text:p>
      <text:p text:style-name="tocsectionnumber">5. <text:bookmark-ref text:reference-format="text" text:ref-name="toc_book_5">Report to the Authority</text:bookmark-ref></text:p>
      <text:p text:style-name="tocsectionnumber">6. <text:bookmark-ref text:reference-format="text" text:ref-name="toc_book_6">Report to person affected</text:bookmark-ref></text:p>
      <text:p text:style-name="tocsectionnumber">7. <text:bookmark-ref text:reference-format="text" text:ref-name="toc_book_7">Apology not to constitute admission of liability</text:bookmark-ref></text:p>
      <text:p text:style-name="tocsectionnumber">8. <text:bookmark-ref text:reference-format="text" text:ref-name="toc_book_8">Concealing facts</text:bookmark-ref></text:p>
      <text:p text:style-name="tocsectionnumber">9. <text:bookmark-ref text:reference-format="text" text:ref-name="toc_book_9">Short title and commencement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0">Acts Referred to</text:p>
          </text:index-title>
          <text:p text:style-name="P12">Dentists Act 1985 (No. 9)</text:p>
          <text:p text:style-name="P12">Health and Social Care Professionals Act 2005 (No. 27)</text:p>
          <text:p text:style-name="P12">Medical Practitioners Act 2007 (No. 25)</text:p>
          <text:p text:style-name="P12">Nurses and Midwives Act 2011 (No. 41)</text:p>
          <text:p text:style-name="P12">Opticians Act 1956 (No. 17)</text:p>
          <text:p text:style-name="P12">Pharmacy Act 2007 (No. 20)</text:p>
        </text:index-body>
      </text:alphabetical-index>
      <text:p text:style-name="Standard"/>
      <text:p text:style-name="P11"/>
      <text:p text:style-name="hr"/>
      <text:p text:style-name="shorttitleirish"><text:hidden-text text:condition="ooow:" text:string-value="P5:L1" text:is-hidden="true"/><text:user-field-get text:name="GA_shorttitle">AN BILLE UM NOCHTADH SLÁINTE, 2016</text:user-field-get></text:p>
      <text:p text:style-name="P16"><text:hidden-text text:condition="ooow:" text:string-value="P5:L2" text:is-hidden="true"/><text:span text:style-name="bold_5f_noitalic_5f_nounderline"><text:span text:style-name="T2"><text:user-field-get text:name="EN_shorttitle">Health Disclosure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P13"><text:hidden-text text:condition="ooow:" text:string-value="P5:L5" text:is-hidden="true"/>An Act to provide for a procedure to facilitate the disclosure of a patient safety incident; <text:hidden-text text:condition="ooow:" text:string-value="P5:L6" text:is-hidden="true"/>and to provide for related matters.</text:p>
      <text:p text:style-name="enacted"><text:hidden-text text:condition="ooow:" text:string-value="P5:L7" text:is-hidden="true"/>Be it enacted by the Oireachtas as follows:</text:p>
      <text:p text:style-name="shouldernote"><text:hidden-text text:condition="ooow:" text:string-value="P5:L8" text:is-hidden="true"/><text:bookmark-start text:name="toc_book_1"/>Interpretation<text:bookmark-end text:name="toc_book_1"/></text:p>
      <text:p text:style-name="section"><text:hidden-text text:condition="ooow:" text:string-value="P5:L9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⁠—</text:p>
      <text:p text:style-name="section"><text:hidden-text text:condition="ooow:" text:string-value="P5:L10" text:is-hidden="true"/><text:tab/>“Authority” means the Health Information and Quality Authority;</text:p>
      <text:p text:style-name="section"><text:hidden-text text:condition="ooow:" text:string-value="P5:L11" text:is-hidden="true"/><text:tab/>“critical incident” means any unintended event that occurs when a patient receives <text:hidden-text text:condition="ooow:" text:string-value="P5:L12" text:is-hidden="true"/>treatment from a health practitioner or a health services provider that⁠—</text:p>
      <text:p text:style-name="paragraph"><text:hidden-text text:condition="ooow:" text:string-value="P5:L13" text:is-hidden="true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results in death, serious disability, injury or harm to the patient, and</text:p>
      <text:p text:style-name="paragraph"><text:hidden-text text:condition="ooow:" text:string-value="P5:L14" text:is-hidden="true"/><text:tab/><text:reference-mark-start text:name="paragraphnumber_2"/>(<text:sequence text:ref-name="refparagraphnumber1" text:name="paragraphnumber" text:formula="ooow:paragraphnumber+1" style:num-format="a">b</text:sequence>)<text:reference-mark-end text:name="paragraphnumber_2"/><text:tab/>does not result primarily from the patient’s underlying medical condition or from <text:hidden-text text:condition="ooow:" text:string-value="P5:L15" text:is-hidden="true"/>a known risk inherent in providing the treatment;</text:p>
      <text:p text:style-name="section"><text:hidden-text text:condition="ooow:" text:string-value="P5:L16" text:is-hidden="true"/><text:tab/>“Executive” means the Health Service Executive;</text:p>
      <text:p text:style-name="section"><text:hidden-text text:condition="ooow:" text:string-value="P5:L17" text:is-hidden="true"/><text:tab/>“health practitioner” means⁠—</text:p>
      <text:p text:style-name="paragraph"><text:hidden-text text:condition="ooow:" text:string-value="P5:L18" text:is-hidden="true"/><text:tab/><text:reference-mark-start text:name="paragraphnumber_20"/>(a)<text:reference-mark-end text:name="paragraphnumber_20"/><text:tab/>a registered medical practitioner within the meaning of section 2 of the <text:alphabetical-index-mark text:string-value="Medical Practitioners Act 2007 (No. 25)"/><text:a xlink:type="simple" xlink:href="http://www.irishstatutebook.ie/2007/en/act/pub/0025/index.html">Medical </text:a><text:a xlink:type="simple" xlink:href="http://www.irishstatutebook.ie/2007/en/act/pub/0025/index.html"><text:hidden-text text:condition="ooow:" text:string-value="P5:L19" text:is-hidden="true"/></text:a><text:a xlink:type="simple" xlink:href="http://www.irishstatutebook.ie/2007/en/act/pub/0025/index.html">Practitioners Act 2007</text:a> or a medical practitioner practising medicine pursuant to <text:hidden-text text:condition="ooow:" text:string-value="P5:L20" text:is-hidden="true"/>section 50 of that Act,</text:p>
      <text:p text:style-name="paragraph"><text:hidden-text text:condition="ooow:" text:string-value="P5:L21" text:is-hidden="true"/><text:tab/><text:reference-mark-start text:name="paragraphnumber_21"/>(b)<text:tab/><text:reference-mark-end text:name="paragraphnumber_21"/>a registered dentist within the meaning of section 2 of the <text:alphabetical-index-mark text:string-value="Dentists Act 1985 (No. 9)"/>Dentists Act 1985,</text:p>
      <text:p text:style-name="paragraph"><text:hidden-text text:condition="ooow:" text:string-value="P5:L22" text:is-hidden="true"/><text:tab/><text:reference-mark-start text:name="paragraphnumber_3"/>(<text:sequence text:ref-name="refparagraphnumber2" text:name="paragraphnumber" text:formula="ooow:paragraphnumber+1" style:num-format="a">c</text:sequence>)<text:reference-mark-end text:name="paragraphnumber_3"/><text:tab/>a registered pharmacist or registered pharmaceutical assistant within the meaning <text:hidden-text text:condition="ooow:" text:string-value="P5:L23" text:is-hidden="true"/>of the <text:alphabetical-index-mark text:string-value="Pharmacy Act 2007 (No. 20)"/><text:a xlink:type="simple" xlink:href="http://www.irishstatutebook.ie/2007/en/act/pub/0020/index.html">Pharmacy Act 2007</text:a>,</text:p>
      <text:p text:style-name="paragraph"><text:hidden-text text:condition="ooow:" text:string-value="P5:L24" text:is-hidden="true"/><text:tab/><text:reference-mark-start text:name="paragraphnumber_4"/>(<text:sequence text:ref-name="refparagraphnumber3" text:name="paragraphnumber" text:formula="ooow:paragraphnumber+1" style:num-format="a">d</text:sequence>)<text:reference-mark-end text:name="paragraphnumber_4"/><text:tab/>a registered nurse or registered midwife within the meaning of section 2(1) of the <text:hidden-text text:condition="ooow:" text:string-value="P5:L25" text:is-hidden="true"/><text:alphabetical-index-mark text:string-value="Nurses and Midwives Act 2011 (No. 41)"/><text:a xlink:type="simple" xlink:href="http://www.irishstatutebook.ie/2011/en/act/pub/0041/index.html">Nurses and Midwives Act 2011</text:a>,</text:p>
      <text:p text:style-name="paragraph"><text:hidden-text text:condition="ooow:" text:string-value="P5:L26" text:is-hidden="true"/><text:tab/><text:reference-mark-start text:name="paragraphnumber_5"/>(<text:sequence text:ref-name="refparagraphnumber4" text:name="paragraphnumber" text:formula="ooow:paragraphnumber+1" style:num-format="a">e</text:sequence>)<text:reference-mark-end text:name="paragraphnumber_5"/><text:tab/>a registered optometrist or registered dispensing optician within the meaning of <text:hidden-text text:condition="ooow:" text:string-value="P5:L27" text:is-hidden="true"/>section 2 of the <text:alphabetical-index-mark text:string-value="Opticians Act 1956 (No. 17)"/>Opticians Act 1956,</text:p>
      <text:p text:style-name="paragraph"><text:hidden-text text:condition="ooow:" text:string-value="P5:L28" text:is-hidden="true"/><text:tab/><text:reference-mark-start text:name="paragraphnumber_6"/>(<text:sequence text:ref-name="refparagraphnumber5" text:name="paragraphnumber" text:formula="ooow:paragraphnumber+1" style:num-format="a">f</text:sequence>)<text:reference-mark-end text:name="paragraphnumber_6"/><text:tab/>a registrant within the meaning of section 3(1) of the <text:alphabetical-index-mark text:string-value="Health and Social Care Professionals Act 2005 (No. 27)"/><text:a xlink:type="simple" xlink:href="http://www.irishstatutebook.ie/2005/en/act/pub/0027/index.html">Health and Social Care </text:a><text:a xlink:type="simple" xlink:href="http://www.irishstatutebook.ie/2005/en/act/pub/0027/index.html"><text:hidden-text text:condition="ooow:" text:string-value="P5:L29" text:is-hidden="true"/></text:a><text:a xlink:type="simple" xlink:href="http://www.irishstatutebook.ie/2005/en/act/pub/0027/index.html">Professionals Act 2005</text:a>,</text:p>
      <text:p text:style-name="paragraph"><text:hidden-text text:condition="ooow:" text:string-value="P5:L30" text:is-hidden="true"/><text:tab/><text:reference-mark-start text:name="paragraphnumber_7"/>(<text:sequence text:ref-name="refparagraphnumber6" text:name="paragraphnumber" text:formula="ooow:paragraphnumber+1" style:num-format="a">g</text:sequence>)<text:reference-mark-end text:name="paragraphnumber_7"/><text:tab/>a person whose name is entered in the register of pre-hospital emergency care <text:hidden-text text:condition="ooow:" text:string-value="P5:L31" text:is-hidden="true"/>practitioners established under the Pre-Hospital Emergency Care Council <text:soft-page-break/><text:hidden-text text:condition="ooow:" text:string-value="P6:L1" text:is-hidden="true"/>(Establishment) Order 2000 (S.I. No. 109 of 2000), or</text:p>
      <text:p text:style-name="paragraph"><text:hidden-text text:condition="ooow:" text:string-value="P6:L2" text:is-hidden="true"/><text:tab/><text:reference-mark-start text:name="paragraphnumber_8"/>(<text:sequence text:ref-name="refparagraphnumber7" text:name="paragraphnumber" text:formula="ooow:paragraphnumber+1" style:num-format="a">h</text:sequence>)<text:reference-mark-end text:name="paragraphnumber_8"/><text:tab/>a person who falls within a class of persons, being a class of persons who provide <text:hidden-text text:condition="ooow:" text:string-value="P6:L3" text:is-hidden="true"/>a health service, prescribed for the purposes of this paragraph;</text:p>
      <text:p text:style-name="section"><text:hidden-text text:condition="ooow:" text:string-value="P6:L4" text:is-hidden="true"/><text:tab/>“health service” means a health or personal social service (including personal care and <text:hidden-text text:condition="ooow:" text:string-value="P6:L5" text:is-hidden="true"/>any administrative service or other ancillary matter relating to the health or personal <text:hidden-text text:condition="ooow:" text:string-value="P6:L6" text:is-hidden="true"/>social service) provided to an individual⁠—</text:p>
      <text:p text:style-name="paragraph"><text:hidden-text text:condition="ooow:" text:string-value="P6:L7" text:is-hidden="true"/><text:tab/><text:reference-mark-start text:name="paragraphnumber_22"/>(a)<text:reference-mark-end text:name="paragraphnumber_22"/><text:tab/>for⁠—</text:p>
      <text:p text:style-name="subparagraph"><text:hidden-text text:condition="ooow:" text:string-value="P6:L8" text:is-hidden="true"/><text:tab/><text:reference-mark-start text:name="subparagraphnumber_1"/>(<text:sequence text:ref-name="refsubparagraphnumber0" text:name="subparagraphnumber" text:formula="ooow:1" style:num-format="i">i</text:sequence>)<text:reference-mark-end text:name="subparagraphnumber_1"/><text:tab/>the screening, preservation or improvement of the health of the individual, or</text:p>
      <text:p text:style-name="subparagraph"><text:hidden-text text:condition="ooow:" text:string-value="P6:L9" text:is-hidden="true"/><text:tab/><text:reference-mark-start text:name="subparagraphnumber_2"/>(<text:sequence text:ref-name="refsubparagraphnumber1" text:name="subparagraphnumber" text:formula="ooow:subparagraphnumber+1" style:num-format="i">ii</text:sequence>)<text:reference-mark-end text:name="subparagraphnumber_2"/><text:tab/>the prevention, diagnosis, treatment or care of an illness or injury of the <text:hidden-text text:condition="ooow:" text:string-value="P6:L10" text:is-hidden="true"/>individual,</text:p>
      <text:p text:style-name="paragraph"><text:hidden-text text:condition="ooow:" text:string-value="P6:L11" text:is-hidden="true"/><text:tab/><text:tab/>and</text:p>
      <text:p text:style-name="paragraph"><text:hidden-text text:condition="ooow:" text:string-value="P6:L12" text:is-hidden="true"/><text:tab/><text:reference-mark-start text:name="paragraphnumber_23"/>(b)<text:reference-mark-end text:name="paragraphnumber_23"/><text:tab/>by or under the direction of a health practitioner or relevant body;</text:p>
      <text:p text:style-name="section"><text:hidden-text text:condition="ooow:" text:string-value="P6:L13" text:is-hidden="true"/><text:tab/>“health services provider” means⁠—</text:p>
      <text:p text:style-name="paragraph"><text:hidden-text text:condition="ooow:" text:string-value="P6:L14" text:is-hidden="true"/><text:tab/><text:reference-mark-start text:name="paragraphnumber_24"/>(a)<text:reference-mark-end text:name="paragraphnumber_24"/><text:tab/>a health practitioner who falls within a class of health practitioners prescribed for <text:hidden-text text:condition="ooow:" text:string-value="P6:L15" text:is-hidden="true"/>the purposes of this paragraph,</text:p>
      <text:p text:style-name="paragraph"><text:hidden-text text:condition="ooow:" text:string-value="P6:L16" text:is-hidden="true"/><text:tab/><text:reference-mark-start text:name="paragraphnumber_25"/>(b)<text:reference-mark-end text:name="paragraphnumber_25"/><text:tab/>a relevant body, or a relevant body which falls within a class of relevant bodies, <text:hidden-text text:condition="ooow:" text:string-value="P6:L17" text:is-hidden="true"/>prescribed for the purposes of this paragraph,</text:p>
      <text:p text:style-name="paragraph"><text:hidden-text text:condition="ooow:" text:string-value="P6:L18" text:is-hidden="true"/><text:tab/><text:reference-mark-start text:name="paragraphnumber_26"/>(c)<text:reference-mark-end text:name="paragraphnumber_26"/><text:tab/>a relevant employee of⁠—</text:p>
      <text:p text:style-name="subparagraph"><text:hidden-text text:condition="ooow:" text:string-value="P6:L19" text:is-hidden="true"/><text:tab/><text:reference-mark-start text:name="subparagraphnumber_3"/>(<text:sequence text:ref-name="refsubparagraphnumber2" text:name="subparagraphnumber" text:formula="ooow:1" style:num-format="i">i</text:sequence>)<text:reference-mark-end text:name="subparagraphnumber_3"/><text:tab/>a health practitioner referred to in <text:span text:style-name="T3">paragraph</text:span> <text:span text:style-name="T3"><text:reference-ref text:reference-format="text" text:ref-name="paragraphnumber_24">(a)</text:reference-ref></text:span>, or</text:p>
      <text:p text:style-name="subparagraph"><text:hidden-text text:condition="ooow:" text:string-value="P6:L20" text:is-hidden="true"/><text:tab/><text:reference-mark-start text:name="subparagraphnumber_4"/>(<text:sequence text:ref-name="refsubparagraphnumber3" text:name="subparagraphnumber" text:formula="ooow:subparagraphnumber+1" style:num-format="i">ii</text:sequence>)<text:reference-mark-end text:name="subparagraphnumber_4"/><text:tab/>a relevant body referred to in <text:span text:style-name="T3">paragraph</text:span> <text:span text:style-name="T3"><text:reference-ref text:reference-format="text" text:ref-name="paragraphnumber_25">(b)</text:reference-ref></text:span>,</text:p>
      <text:p text:style-name="paragraph"><text:hidden-text text:condition="ooow:" text:string-value="P6:L21" text:is-hidden="true"/><text:tab/><text:reference-mark-start text:name="paragraphnumber_27"/>(d)<text:tab/><text:reference-mark-end text:name="paragraphnumber_27"/>a relevant agent, who is an individual, of⁠—</text:p>
      <text:p text:style-name="subparagraph"><text:hidden-text text:condition="ooow:" text:string-value="P6:L22" text:is-hidden="true"/><text:tab/><text:reference-mark-start text:name="subparagraphnumber_5"/>(<text:sequence text:ref-name="refsubparagraphnumber4" text:name="subparagraphnumber" text:formula="ooow:1" style:num-format="i">i</text:sequence>)<text:reference-mark-end text:name="subparagraphnumber_5"/><text:tab/>a health practitioner referred to in <text:span text:style-name="T3">paragraph</text:span> <text:span text:style-name="T3"><text:reference-ref text:reference-format="text" text:ref-name="paragraphnumber_24">(a)</text:reference-ref></text:span>, or</text:p>
      <text:p text:style-name="subparagraph"><text:hidden-text text:condition="ooow:" text:string-value="P6:L23" text:is-hidden="true"/><text:tab/><text:reference-mark-start text:name="subparagraphnumber_6"/>(<text:sequence text:ref-name="refsubparagraphnumber5" text:name="subparagraphnumber" text:formula="ooow:subparagraphnumber+1" style:num-format="i">ii</text:sequence>)<text:reference-mark-end text:name="subparagraphnumber_6"/><text:tab/>a relevant body referred to in <text:span text:style-name="T3">paragraph</text:span> <text:span text:style-name="T3"><text:reference-ref text:reference-format="text" text:ref-name="paragraphnumber_25">(b)</text:reference-ref></text:span>, or</text:p>
      <text:p text:style-name="paragraph"><text:hidden-text text:condition="ooow:" text:string-value="P6:L24" text:is-hidden="true"/><text:tab/><text:reference-mark-start text:name="paragraphnumber_28"/>(e)<text:reference-mark-end text:name="paragraphnumber_28"/><text:tab/>a relevant agent, who is not an individual, of⁠—</text:p>
      <text:p text:style-name="subparagraph"><text:hidden-text text:condition="ooow:" text:string-value="P6:L25" text:is-hidden="true"/><text:tab/><text:reference-mark-start text:name="subparagraphnumber_7"/>(<text:sequence text:ref-name="refsubparagraphnumber6" text:name="subparagraphnumber" text:formula="ooow:1" style:num-format="i">i</text:sequence>)<text:reference-mark-end text:name="subparagraphnumber_7"/><text:tab/>a health practitioner referred to in <text:span text:style-name="T3">paragraph</text:span> <text:span text:style-name="T3"><text:reference-ref text:reference-format="text" text:ref-name="paragraphnumber_24">(a)</text:reference-ref></text:span>, or</text:p>
      <text:p text:style-name="subparagraph"><text:hidden-text text:condition="ooow:" text:string-value="P6:L26" text:is-hidden="true"/><text:tab/><text:reference-mark-start text:name="subparagraphnumber_8"/>(<text:sequence text:ref-name="refsubparagraphnumber7" text:name="subparagraphnumber" text:formula="ooow:subparagraphnumber+1" style:num-format="i">ii</text:sequence>)<text:reference-mark-end text:name="subparagraphnumber_8"/><text:tab/>a relevant body referred to in <text:span text:style-name="T3">paragraph</text:span> <text:span text:style-name="T3"><text:reference-ref text:reference-format="text" text:ref-name="paragraphnumber_25">(b)</text:reference-ref></text:span><text:span text:style-name="T11">;</text:span></text:p>
      <text:p text:style-name="section"><text:hidden-text text:condition="ooow:" text:string-value="P6:L27" text:is-hidden="true"/><text:tab/>“Minister” means the Minister for Health;</text:p>
      <text:p text:style-name="section"><text:hidden-text text:condition="ooow:" text:string-value="P6:L28" text:is-hidden="true"/><text:tab/>“professional regulatory body” means⁠—</text:p>
      <text:p text:style-name="paragraph"><text:hidden-text text:condition="ooow:" text:string-value="P6:L29" text:is-hidden="true"/><text:tab/><text:reference-mark-start text:name="paragraphnumber_29"/>(a)<text:reference-mark-end text:name="paragraphnumber_29"/><text:tab/>the Medical Council,</text:p>
      <text:p text:style-name="paragraph"><text:hidden-text text:condition="ooow:" text:string-value="P6:L30" text:is-hidden="true"/><text:tab/><text:reference-mark-start text:name="paragraphnumber_30"/>(b)<text:reference-mark-end text:name="paragraphnumber_30"/><text:tab/>the Dental Council,</text:p>
      <text:p text:style-name="paragraph"><text:hidden-text text:condition="ooow:" text:string-value="P6:L31" text:is-hidden="true"/><text:tab/><text:reference-mark-start text:name="paragraphnumber_31"/>(c)<text:reference-mark-end text:name="paragraphnumber_31"/><text:tab/>the Pharmaceutical Society of Ireland,</text:p>
      <text:p text:style-name="paragraph"><text:hidden-text text:condition="ooow:" text:string-value="P6:L32" text:is-hidden="true"/><text:tab/><text:reference-mark-start text:name="paragraphnumber_32"/>(d)<text:reference-mark-end text:name="paragraphnumber_32"/><text:tab/>the Nursing and Midwifery Board of Ireland,</text:p>
      <text:p text:style-name="paragraph"><text:hidden-text text:condition="ooow:" text:string-value="P6:L33" text:is-hidden="true"/><text:tab/><text:reference-mark-start text:name="paragraphnumber_33"/>(e)<text:reference-mark-end text:name="paragraphnumber_33"/><text:tab/>Bord na Radharcmhastóirí,</text:p>
      <text:p text:style-name="paragraph"><text:hidden-text text:condition="ooow:" text:string-value="P6:L34" text:is-hidden="true"/><text:tab/><text:reference-mark-start text:name="paragraphnumber_34"/>(f)<text:reference-mark-end text:name="paragraphnumber_34"/><text:tab/>a registration board established by or under the <text:alphabetical-index-mark text:string-value="Health and Social Care Professionals Act 2005 (No. 27)"/><text:a xlink:type="simple" xlink:href="http://www.irishstatutebook.ie/2005/en/act/pub/0027/index.html">Health and Social Care </text:a><text:a xlink:type="simple" xlink:href="http://www.irishstatutebook.ie/2005/en/act/pub/0027/index.html"><text:hidden-text text:condition="ooow:" text:string-value="P6:L35" text:is-hidden="true"/></text:a><text:a xlink:type="simple" xlink:href="http://www.irishstatutebook.ie/2005/en/act/pub/0027/index.html">Professionals Act 2005</text:a>,</text:p>
      <text:p text:style-name="paragraph"><text:soft-page-break/><text:hidden-text text:condition="ooow:" text:string-value="P7:L1" text:is-hidden="true"/><text:tab/><text:reference-mark-start text:name="paragraphnumber_35"/>(g)<text:reference-mark-end text:name="paragraphnumber_35"/><text:tab/>the Pre-Hospital Emergency Care Council, or</text:p>
      <text:p text:style-name="paragraph"><text:hidden-text text:condition="ooow:" text:string-value="P7:L2" text:is-hidden="true"/><text:reference-mark-start text:name="subparagraphnumber_13"/><text:tab/><text:reference-mark-start text:name="paragraphnumber_36"/>(h)<text:reference-mark-end text:name="paragraphnumber_36"/><text:tab/><text:reference-mark-end text:name="subparagraphnumber_13"/>a body, being the regulatory body of a class of persons prescribed for the <text:hidden-text text:condition="ooow:" text:string-value="P7:L3" text:is-hidden="true"/>purposes of <text:span text:style-name="T3">paragraph</text:span> <text:span text:style-name="T3"><text:reference-ref text:reference-format="text" text:ref-name="paragraphnumber_8">(h)</text:reference-ref></text:span> of the definition of “health practitioner”, prescribed <text:hidden-text text:condition="ooow:" text:string-value="P7:L4" text:is-hidden="true"/>for the purposes of this paragraph;</text:p>
      <text:p text:style-name="section"><text:hidden-text text:condition="ooow:" text:string-value="P7:L5" text:is-hidden="true"/><text:tab/>“relevant body” means⁠—</text:p>
      <text:p text:style-name="paragraph"><text:hidden-text text:condition="ooow:" text:string-value="P7:L6" text:is-hidden="true"/><text:tab/><text:reference-mark-start text:name="paragraphnumber_37"/>(a)<text:reference-mark-end text:name="paragraphnumber_37"/><text:tab/>the Executive, or</text:p>
      <text:p text:style-name="paragraph"><text:hidden-text text:condition="ooow:" text:string-value="P7:L7" text:is-hidden="true"/><text:tab/><text:reference-mark-start text:name="paragraphnumber_38"/>(b)<text:reference-mark-end text:name="paragraphnumber_38"/><text:tab/>a body corporate, or an unincorporated body of persons, through which or in <text:hidden-text text:condition="ooow:" text:string-value="P7:L8" text:is-hidden="true"/>connection with which (whether by reason of employment or otherwise) a health <text:hidden-text text:condition="ooow:" text:string-value="P7:L9" text:is-hidden="true"/>practitioner, referred to in <text:span text:style-name="T3">paragraph</text:span> <text:span text:style-name="T3"><text:reference-ref text:reference-format="text" text:ref-name="paragraphnumber_24">(a)</text:reference-ref></text:span> of the definition of “health services <text:hidden-text text:condition="ooow:" text:string-value="P7:L10" text:is-hidden="true"/>provider”, provides a health service;</text:p>
      <text:p text:style-name="section"><text:hidden-text text:condition="ooow:" text:string-value="P7:L11" text:is-hidden="true"/><text:tab/>“relevant employee” in relation to⁠—</text:p>
      <text:p text:style-name="paragraph"><text:hidden-text text:condition="ooow:" text:string-value="P7:L12" text:is-hidden="true"/><text:tab/><text:reference-mark-start text:name="paragraphnumber_39"/>(a)<text:reference-mark-end text:name="paragraphnumber_39"/><text:tab/>a health practitioner referred to in <text:span text:style-name="T3">paragraph</text:span> <text:span text:style-name="T3"><text:reference-ref text:reference-format="text" text:ref-name="paragraphnumber_24">(a)</text:reference-ref></text:span> of the definition of “health <text:hidden-text text:condition="ooow:" text:string-value="P7:L13" text:is-hidden="true"/>services provider”, means an employee of the health practitioner in the health <text:hidden-text text:condition="ooow:" text:string-value="P7:L14" text:is-hidden="true"/>practitioner’s capacity as such, and</text:p>
      <text:p text:style-name="paragraph"><text:hidden-text text:condition="ooow:" text:string-value="P7:L15" text:is-hidden="true"/><text:tab/><text:reference-mark-start text:name="paragraphnumber_40"/>(b)<text:reference-mark-end text:name="paragraphnumber_40"/><text:tab/>a relevant body referred to in <text:span text:style-name="T3">paragraph</text:span> <text:span text:style-name="T3"><text:reference-ref text:reference-format="text" text:ref-name="paragraphnumber_25">(b)</text:reference-ref></text:span> of the definition of “health services <text:hidden-text text:condition="ooow:" text:string-value="P7:L16" text:is-hidden="true"/>provider”, means an employee of the relevant body in the relevant body’s <text:hidden-text text:condition="ooow:" text:string-value="P7:L17" text:is-hidden="true"/>capacity as such.</text:p>
      <text:p text:style-name="shouldernote"><text:hidden-text text:condition="ooow:" text:string-value="P7:L18" text:is-hidden="true"/><text:bookmark-start text:name="toc_book_2"/>Regulations<text:bookmark-end text:name="toc_book_2"/></text:p>
      <text:p text:style-name="subsection"><text:hidden-text text:condition="ooow:" text:string-value="P7:L19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The Minister may make regulations prescribing any matter which is referred to in this <text:hidden-text text:condition="ooow:" text:string-value="P7:L20" text:is-hidden="true"/>Act as prescribed or to be prescribed or in relation to any matter referred to in this Act <text:hidden-text text:condition="ooow:" text:string-value="P7:L21" text:is-hidden="true"/>as the subject of regulations or for the purposes of enabling any provision of this Act <text:hidden-text text:condition="ooow:" text:string-value="P7:L22" text:is-hidden="true"/>to have full effect.</text:p>
      <text:p text:style-name="subsection"><text:hidden-text text:condition="ooow:" text:string-value="P7:L23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Every regulation or order made by the Minister shall be laid before each House of the <text:hidden-text text:condition="ooow:" text:string-value="P7:L24" text:is-hidden="true"/>Oireachtas as soon as practicable after they are made and, if a resolution annulling the <text:hidden-text text:condition="ooow:" text:string-value="P7:L25" text:is-hidden="true"/>regulation, order or rules is passed by either House within the next subsequent 21 <text:hidden-text text:condition="ooow:" text:string-value="P7:L26" text:is-hidden="true"/>days on which that House has sat after the regulation, order or rules are laid before it, <text:hidden-text text:condition="ooow:" text:string-value="P7:L27" text:is-hidden="true"/>the regulation, order or rules shall be annulled accordingly, but without prejudice to <text:hidden-text text:condition="ooow:" text:string-value="P7:L28" text:is-hidden="true"/>the validity of anything previously done thereunder.</text:p>
      <text:p text:style-name="subsection"><text:hidden-text text:condition="ooow:" text:string-value="P7:L29" text:is-hidden="true"/><text:tab/><text:reference-mark-start text:name="subsectionnumber_3"/>(<text:sequence text:ref-name="refsubsectionnumber2" text:name="subsectionnumber" text:formula="ooow:subsectionnumber+1" style:num-format="1">3</text:sequence>)<text:reference-mark-end text:name="subsectionnumber_3"/><text:tab/>Regulations made under this Act may⁠—</text:p>
      <text:p text:style-name="paragraph"><text:hidden-text text:condition="ooow:" text:string-value="P7:L30" text:is-hidden="true"/><text:tab/><text:reference-mark-start text:name="paragraphnumber_9"/>(<text:sequence text:ref-name="refparagraphnumber8" text:name="paragraphnumber" text:formula="ooow:1" style:num-format="a">a</text:sequence>)<text:reference-mark-end text:name="paragraphnumber_9"/><text:tab/>include such consequential, incidental, transitional or supplementary provisions <text:hidden-text text:condition="ooow:" text:string-value="P7:L31" text:is-hidden="true"/>as may be considered by the Minister, as the case may be, to be necessary or <text:hidden-text text:condition="ooow:" text:string-value="P7:L32" text:is-hidden="true"/>appropriate for the purposes of this Act, and</text:p>
      <text:p text:style-name="paragraph"><text:hidden-text text:condition="ooow:" text:string-value="P7:L33" text:is-hidden="true"/><text:tab/><text:reference-mark-start text:name="paragraphnumber_10"/>(<text:sequence text:ref-name="refparagraphnumber9" text:name="paragraphnumber" text:formula="ooow:paragraphnumber+1" style:num-format="a">b</text:sequence>)<text:reference-mark-end text:name="paragraphnumber_10"/><text:tab/>apply, either generally or by reference, to a specified class or classes of persons <text:hidden-text text:condition="ooow:" text:string-value="P7:L34" text:is-hidden="true"/>or category or categories of licensees or to any other matter as may be considered <text:hidden-text text:condition="ooow:" text:string-value="P7:L35" text:is-hidden="true"/>by the Minister to be appropriate.</text:p>
      <text:p text:style-name="shouldernote"><text:hidden-text text:condition="ooow:" text:string-value="P7:L36" text:is-hidden="true"/><text:bookmark-start text:name="toc_book_3"/>Disclosure of critical incidents<text:bookmark-end text:name="toc_book_3"/></text:p>
      <text:p text:style-name="section"><text:hidden-text text:condition="ooow:" text:string-value="P7:L37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A relevant body shall ensure that a system is established for ensuring the disclosure of <text:hidden-text text:condition="ooow:" text:string-value="P7:L38" text:is-hidden="true"/>every critical incident, as soon as is practicable after the critical incident occurs, to the <text:hidden-text text:condition="ooow:" text:string-value="P7:L39" text:is-hidden="true"/>affected patient or if the affected patient is incapacitated, to the patient’s next of kin.</text:p>
      <text:p text:style-name="shouldernote"><text:soft-page-break/><text:hidden-text text:condition="ooow:" text:string-value="P8:L1" text:is-hidden="true"/><text:bookmark-start text:name="toc_book_4"/>Regulations regarding disclosures<text:bookmark-end text:name="toc_book_4"/></text:p>
      <text:p text:style-name="section"><text:hidden-text text:condition="ooow:" text:string-value="P8:L2" text:is-hidden="true"/><text:reference-mark-start text:name="sectionnumber_4"/><text:span text:style-name="T2"><text:sequence text:ref-name="refsectionnumber3" text:name="sectionnumber" text:formula="ooow:sectionnumber+1" style:num-format="1">4</text:sequence></text:span><text:reference-mark-end text:name="sectionnumber_4"/><text:span text:style-name="T2">.</text:span><text:tab/>The disclosure referred to in <text:span text:style-name="T3">section</text:span> <text:span text:style-name="T3"><text:reference-ref text:reference-format="text" text:ref-name="sectionnumber_3">3</text:reference-ref></text:span> shall include:</text:p>
      <text:p text:style-name="paragraph"><text:hidden-text text:condition="ooow:" text:string-value="P8:L3" text:is-hidden="true"/><text:tab/><text:reference-mark-start text:name="paragraphnumber_11"/>(<text:sequence text:ref-name="refparagraphnumber10" text:name="paragraphnumber" text:formula="ooow:1" style:num-format="a">a</text:sequence>)<text:reference-mark-end text:name="paragraphnumber_11"/><text:tab/>the material facts of what occurred with respect to the critical incident;</text:p>
      <text:p text:style-name="paragraph"><text:hidden-text text:condition="ooow:" text:string-value="P8:L4" text:is-hidden="true"/><text:tab/><text:reference-mark-start text:name="paragraphnumber_12"/>(<text:sequence text:ref-name="refparagraphnumber11" text:name="paragraphnumber" text:formula="ooow:paragraphnumber+1" style:num-format="a">b</text:sequence>)<text:reference-mark-end text:name="paragraphnumber_12"/><text:tab/>the consequences for the patient of the critical incident, as they become known; <text:hidden-text text:condition="ooow:" text:string-value="P8:L5" text:is-hidden="true"/>and</text:p>
      <text:p text:style-name="paragraph"><text:hidden-text text:condition="ooow:" text:string-value="P8:L6" text:is-hidden="true"/><text:tab/><text:reference-mark-start text:name="paragraphnumber_13"/>(<text:sequence text:ref-name="refparagraphnumber12" text:name="paragraphnumber" text:formula="ooow:paragraphnumber+1" style:num-format="a">c</text:sequence>)<text:reference-mark-end text:name="paragraphnumber_13"/><text:tab/>the actions taken and recommended to be taken to address the consequences to <text:hidden-text text:condition="ooow:" text:string-value="P8:L7" text:is-hidden="true"/>the patient of the critical incident, including any health care or treatment that is <text:hidden-text text:condition="ooow:" text:string-value="P8:L8" text:is-hidden="true"/>advisable.</text:p>
      <text:p text:style-name="shouldernote"><text:hidden-text text:condition="ooow:" text:string-value="P8:L9" text:is-hidden="true"/><text:bookmark-start text:name="toc_book_5"/>Report to the Authority<text:bookmark-end text:name="toc_book_5"/></text:p>
      <text:p text:style-name="section"><text:hidden-text text:condition="ooow:" text:string-value="P8:L10" text:is-hidden="true"/><text:reference-mark-start text:name="sectionnumber_5"/><text:span text:style-name="T2"><text:sequence text:ref-name="refsectionnumber4" text:name="sectionnumber" text:formula="ooow:sectionnumber+1" style:num-format="1">5</text:sequence></text:span><text:reference-mark-end text:name="sectionnumber_5"/><text:span text:style-name="T2">.</text:span><text:tab/>The relevant body shall ensure that a report on the critical incident is submitted to the <text:hidden-text text:condition="ooow:" text:string-value="P8:L11" text:is-hidden="true"/>Authority and, where appropriate, to the professional regulatory body.</text:p>
      <text:p text:style-name="shouldernote"><text:hidden-text text:condition="ooow:" text:string-value="P8:L12" text:is-hidden="true"/><text:bookmark-start text:name="toc_book_6"/>Report to person affected<text:bookmark-end text:name="toc_book_6"/></text:p>
      <text:p text:style-name="section"><text:hidden-text text:condition="ooow:" text:string-value="P8:L13" text:is-hidden="true"/><text:reference-mark-start text:name="sectionnumber_6"/><text:span text:style-name="T2"><text:sequence text:ref-name="refsectionnumber5" text:name="sectionnumber" text:formula="ooow:sectionnumber+1" style:num-format="1">6</text:sequence></text:span><text:reference-mark-end text:name="sectionnumber_6"/><text:span text:style-name="T2">.</text:span><text:tab/>The relevant body shall, at an appropriate time following a disclosure of a critical <text:hidden-text text:condition="ooow:" text:string-value="P8:L14" text:is-hidden="true"/>incident under <text:span text:style-name="T3">section</text:span> <text:span text:style-name="T3"><text:reference-ref text:reference-format="text" text:ref-name="sectionnumber_3">3</text:reference-ref></text:span>, provide a report to the person referred to in <text:span text:style-name="T3">section</text:span> <text:span text:style-name="T3"><text:reference-ref text:reference-format="text" text:ref-name="sectionnumber_3">3</text:reference-ref></text:span> of the <text:hidden-text text:condition="ooow:" text:string-value="P8:L15" text:is-hidden="true"/>systemic steps, if any, that the relevant body is taking or has taken in order to avoid or <text:hidden-text text:condition="ooow:" text:string-value="P8:L16" text:is-hidden="true"/>reduce the risk of further similar critical incidents, and that a copy of this report be <text:hidden-text text:condition="ooow:" text:string-value="P8:L17" text:is-hidden="true"/>provided to the Authority and to the appropriate professional regulatory body.</text:p>
      <text:p text:style-name="shouldernote"><text:hidden-text text:condition="ooow:" text:string-value="P8:L18" text:is-hidden="true"/><text:bookmark-start text:name="toc_book_7"/>Apology not to constitute admission of liability<text:bookmark-end text:name="toc_book_7"/></text:p>
      <text:p text:style-name="section"><text:hidden-text text:condition="ooow:" text:string-value="P8:L19" text:is-hidden="true"/><text:reference-mark-start text:name="sectionnumber_7"/><text:span text:style-name="T2"><text:sequence text:ref-name="refsectionnumber6" text:name="sectionnumber" text:formula="ooow:sectionnumber+1" style:num-format="1">7</text:sequence></text:span><text:reference-mark-end text:name="sectionnumber_7"/><text:span text:style-name="T2">.</text:span><text:tab/>An apology, an offer of treatment or other redress, shall not of itself amount to an <text:hidden-text text:condition="ooow:" text:string-value="P8:L20" text:is-hidden="true"/>admission of negligence or breach of statutory duty.</text:p>
      <text:p text:style-name="shouldernote"><text:hidden-text text:condition="ooow:" text:string-value="P8:L21" text:is-hidden="true"/><text:bookmark-start text:name="toc_book_8"/>Concealing facts<text:bookmark-end text:name="toc_book_8"/></text:p>
      <text:p text:style-name="subsection"><text:hidden-text text:condition="ooow:" text:string-value="P8:L22" text:is-hidden="true"/><text:reference-mark-start text:name="sectionnumber_8"/><text:span text:style-name="T2"><text:sequence text:ref-name="refsectionnumber7" text:name="sectionnumber" text:formula="ooow:sectionnumber+1" style:num-format="1">8</text:sequence></text:span><text:reference-mark-end text:name="sectionnumber_8"/><text:span text:style-name="T2">.</text:span><text:tab/><text:reference-mark-start text:name="subsectionnumber_4"/>(<text:sequence text:ref-name="refsubsectionnumber3" text:name="subsectionnumber" style:num-format="1">1</text:sequence>)<text:reference-mark-end text:name="subsectionnumber_4"/><text:tab/>Any person who⁠—</text:p>
      <text:p text:style-name="paragraph"><text:hidden-text text:condition="ooow:" text:string-value="P8:L23" text:is-hidden="true"/><text:tab/><text:reference-mark-start text:name="paragraphnumber_14"/>(<text:sequence text:ref-name="refparagraphnumber13" text:name="paragraphnumber" text:formula="ooow:1" style:num-format="a">a</text:sequence>)<text:reference-mark-end text:name="paragraphnumber_14"/><text:tab/>knows that an investigation into a critical incident is being or is likely to be <text:hidden-text text:condition="ooow:" text:string-value="P8:L24" text:is-hidden="true"/>carried out, and</text:p>
      <text:p text:style-name="P15"><text:hidden-text text:condition="ooow:" text:string-value="P8:L25" text:is-hidden="true"/><text:reference-mark-start text:name="paragraphnumber_15"/>(<text:sequence text:ref-name="refparagraphnumber14" text:name="paragraphnumber" text:formula="ooow:paragraphnumber+1" style:num-format="a">b</text:sequence>)<text:reference-mark-end text:name="paragraphnumber_15"/><text:tab/><text:reference-mark-start text:name="subparagraphnumber_9"/>(<text:sequence text:ref-name="refsubparagraphnumber8" text:name="subparagraphnumber" text:formula="ooow:1" style:num-format="i">i</text:sequence>)<text:tab/><text:reference-mark-end text:name="subparagraphnumber_9"/>falsifies or conceals information, or</text:p>
      <text:p text:style-name="subparagraph"><text:hidden-text text:condition="ooow:" text:string-value="P8:L26" text:is-hidden="true"/><text:tab/><text:reference-mark-start text:name="subparagraphnumber_10"/>(<text:sequence text:ref-name="refsubparagraphnumber9" text:name="subparagraphnumber" text:formula="ooow:subparagraphnumber+1" style:num-format="i">ii</text:sequence>)<text:reference-mark-end text:name="subparagraphnumber_10"/><text:tab/>falsifies, conceals, destroys or otherwise disposes of a document or record,</text:p>
      <text:p text:style-name="paragraph"><text:hidden-text text:condition="ooow:" text:string-value="P8:L27" text:is-hidden="true"/><text:tab/><text:tab/>which he or she knows or suspects is or would be relevant to the investigation or <text:hidden-text text:condition="ooow:" text:string-value="P8:L28" text:is-hidden="true"/>causes or permits its falsification, concealment, destruction or disposal,</text:p>
      <text:p text:style-name="subsection"><text:hidden-text text:condition="ooow:" text:string-value="P8:L29" text:is-hidden="true"/><text:tab/><text:tab/>shall be guilty of an offence.</text:p>
      <text:p text:style-name="subsection"><text:hidden-text text:condition="ooow:" text:string-value="P8:L30" text:is-hidden="true"/><text:tab/><text:reference-mark-start text:name="subsectionnumber_5"/>(<text:sequence text:ref-name="refsubsectionnumber4" text:name="subsectionnumber" text:formula="ooow:subsectionnumber+1" style:num-format="1">2</text:sequence>)<text:reference-mark-end text:name="subsectionnumber_5"/><text:tab/>Where a person⁠—</text:p>
      <text:p text:style-name="paragraph"><text:hidden-text text:condition="ooow:" text:string-value="P8:L31" text:is-hidden="true"/><text:tab/><text:reference-mark-start text:name="paragraphnumber_16"/>(<text:sequence text:ref-name="refparagraphnumber15" text:name="paragraphnumber" text:formula="ooow:1" style:num-format="a">a</text:sequence>)<text:reference-mark-end text:name="paragraphnumber_16"/><text:tab/>falsifies, conceals, destroys or otherwise disposes of a document, or</text:p>
      <text:p text:style-name="paragraph"><text:hidden-text text:condition="ooow:" text:string-value="P8:L32" text:is-hidden="true"/><text:tab/><text:reference-mark-start text:name="paragraphnumber_17"/>(<text:sequence text:ref-name="refparagraphnumber16" text:name="paragraphnumber" text:formula="ooow:paragraphnumber+1" style:num-format="a">b</text:sequence>)<text:reference-mark-end text:name="paragraphnumber_17"/><text:tab/>causes or permits its falsification, concealment, destruction or disposal,</text:p>
      <text:p text:style-name="subsection"><text:hidden-text text:condition="ooow:" text:string-value="P8:L33" text:is-hidden="true"/><text:tab/><text:tab/>in such circumstances that it is reasonable to conclude that the person knew or <text:hidden-text text:condition="ooow:" text:string-value="P8:L34" text:is-hidden="true"/>suspected⁠—</text:p>
      <text:p text:style-name="paragraph"><text:hidden-text text:condition="ooow:" text:string-value="P8:L35" text:is-hidden="true"/><text:tab/><text:reference-mark-start text:name="subparagraphnumber_11"/>(<text:sequence text:ref-name="refsubparagraphnumber10" text:name="subparagraphnumber" text:formula="ooow:1" style:num-format="i">i</text:sequence>)<text:reference-mark-end text:name="subparagraphnumber_11"/><text:tab/>that an investigation into a critical incident was being or was likely to be carried <text:soft-page-break/><text:hidden-text text:condition="ooow:" text:string-value="P9:L1" text:is-hidden="true"/>out, and</text:p>
      <text:p text:style-name="paragraph"><text:hidden-text text:condition="ooow:" text:string-value="P9:L2" text:is-hidden="true"/><text:tab/><text:reference-mark-start text:name="subparagraphnumber_12"/>(<text:sequence text:ref-name="refsubparagraphnumber11" text:name="subparagraphnumber" text:formula="ooow:subparagraphnumber+1" style:num-format="i">ii</text:sequence>)<text:reference-mark-end text:name="subparagraphnumber_12"/><text:tab/>that the document was or would be relevant to the investigation,</text:p>
      <text:p text:style-name="subsection"><text:hidden-text text:condition="ooow:" text:string-value="P9:L3" text:is-hidden="true"/><text:tab/><text:tab/>he or she shall be taken for the purposes of this section to have so known or <text:hidden-text text:condition="ooow:" text:string-value="P9:L4" text:is-hidden="true"/>suspected, unless the court or the jury, as the case may be, is satisfied having regard to <text:hidden-text text:condition="ooow:" text:string-value="P9:L5" text:is-hidden="true"/>all the evidence that there is a reasonable doubt as to whether he or she so knew or <text:hidden-text text:condition="ooow:" text:string-value="P9:L6" text:is-hidden="true"/>suspected.</text:p>
      <text:p text:style-name="subsection"><text:hidden-text text:condition="ooow:" text:string-value="P9:L7" text:is-hidden="true"/><text:tab/><text:reference-mark-start text:name="subsectionnumber_6"/>(<text:sequence text:ref-name="refsubsectionnumber5" text:name="subsectionnumber" text:formula="ooow:subsectionnumber+1" style:num-format="1">3</text:sequence>)<text:reference-mark-end text:name="subsectionnumber_6"/><text:tab/>A person guilty of an offence under this section shall be liable⁠—</text:p>
      <text:p text:style-name="paragraph"><text:hidden-text text:condition="ooow:" text:string-value="P9:L8" text:is-hidden="true"/><text:tab/><text:reference-mark-start text:name="paragraphnumber_18"/>(<text:sequence text:ref-name="refparagraphnumber17" text:name="paragraphnumber" text:formula="ooow:1" style:num-format="a">a</text:sequence>)<text:reference-mark-end text:name="paragraphnumber_18"/><text:tab/>on summary conviction, to a class A fine or imprisonment for a term not <text:hidden-text text:condition="ooow:" text:string-value="P9:L9" text:is-hidden="true"/>exceeding 12 months or both, or</text:p>
      <text:p text:style-name="paragraph"><text:hidden-text text:condition="ooow:" text:string-value="P9:L10" text:is-hidden="true"/><text:tab/><text:reference-mark-start text:name="paragraphnumber_19"/>(<text:sequence text:ref-name="refparagraphnumber18" text:name="paragraphnumber" text:formula="ooow:paragraphnumber+1" style:num-format="a">b</text:sequence>)<text:reference-mark-end text:name="paragraphnumber_19"/><text:tab/>on conviction on indictment, to a fine or imprisonment for a term not exceeding 5 <text:hidden-text text:condition="ooow:" text:string-value="P9:L11" text:is-hidden="true"/>years or both.</text:p>
      <text:p text:style-name="shouldernote"><text:hidden-text text:condition="ooow:" text:string-value="P9:L12" text:is-hidden="true"/><text:bookmark-start text:name="toc_book_9"/>Short title and commencement<text:bookmark-end text:name="toc_book_9"/></text:p>
      <text:p text:style-name="subsection"><text:hidden-text text:condition="ooow:" text:string-value="P9:L13" text:is-hidden="true"/><text:reference-mark-start text:name="sectionnumber_9"/><text:span text:style-name="T2"><text:sequence text:ref-name="refsectionnumber8" text:name="sectionnumber" text:formula="ooow:sectionnumber+1" style:num-format="1">9</text:sequence></text:span><text:reference-mark-end text:name="sectionnumber_9"/><text:span text:style-name="T2">.</text:span><text:tab/><text:reference-mark-start text:name="subsectionnumber_7"/>(<text:sequence text:ref-name="refsubsectionnumber6" text:name="subsectionnumber" style:num-format="1">1</text:sequence>)<text:reference-mark-end text:name="subsectionnumber_7"/><text:tab/>This Act may be cited as the Health Disclosure Act 2016.</text:p>
      <text:p text:style-name="subsection"><text:hidden-text text:condition="ooow:" text:string-value="P9:L14" text:is-hidden="true"/><text:tab/><text:reference-mark-start text:name="subsectionnumber_8"/>(<text:sequence text:ref-name="refsubsectionnumber7" text:name="subsectionnumber" text:formula="ooow:subsectionnumber+1" style:num-format="1">2</text:sequence>)<text:reference-mark-end text:name="subsectionnumber_8"/><text:tab/>This Act comes into operation three months after the date of its passing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text:hidden-text text:condition="ooow:" text:string-value="P10:L1" text:is-hidden="true"/>An Bille um Nochtadh Sláinte, 2016</text:p>
            <text:p text:style-name="P19"><text:hidden-text text:condition="ooow:" text:string-value="P10:L2" text:is-hidden="true"/><text:span text:style-name="bold_5f_noitalic_5f_nounderline"><text:span text:style-name="T5"> </text:span></text:span></text:p>
            <text:p text:style-name="P24"><text:hidden-text text:condition="ooow:" text:string-value="P10:L3" text:is-hidden="true"/> <text:s text:c="22"/></text:p>
            <text:p text:style-name="P21"><text:hidden-text text:condition="ooow:" text:string-value="P10:L4" text:is-hidden="true"/>BILLE</text:p>
            <text:p text:style-name="P26"><text:hidden-text text:condition="ooow:" text:string-value="P10:L5" text:is-hidden="true"/>(mar a tionscnaíodh)</text:p>
            <text:p text:style-name="P26"><text:hidden-text text:condition="ooow:" text:string-value="P10:L6" text:is-hidden="true"/>d<text:span text:style-name="T8">á ngairtear</text:span></text:p>
            <text:p text:style-name="P19"><text:hidden-text text:condition="ooow:" text:string-value="P10:L7" text:is-hidden="true"/> </text:p>
            <text:p text:style-name="backpageprovision_5f_no_5f_line_5f_numbering"><text:hidden-text text:condition="ooow:" text:string-value="P10:L8" text:is-hidden="true"/><text:span text:style-name="T9">Acht do dhéanamh socrú maidir le nós imeachta lena </text:span><text:span text:style-name="T9"><text:hidden-text text:condition="ooow:" text:string-value="P10:L9" text:is-hidden="true"/></text:span><text:span text:style-name="T9">n-éascófar teagmhas sábháilteachta othair a </text:span><text:span text:style-name="T9"><text:hidden-text text:condition="ooow:" text:string-value="P10:L10" text:is-hidden="true"/></text:span><text:span text:style-name="T9">nochtadh; agus do dhéanamh socrú i dtaobh </text:span><text:span text:style-name="T9"><text:hidden-text text:condition="ooow:" text:string-value="P10:L11" text:is-hidden="true"/></text:span><text:span text:style-name="T9">nithe gaolmhara.</text:span><text:span text:style-name="bold_5f_noitalic_5f_nounderline"><text:span text:style-name="T7"><text:line-break/></text:span></text:span><text:span text:style-name="bold_5f_noitalic_5f_nounderline"><text:span text:style-name="T7"><text:hidden-text text:condition="ooow:" text:string-value="P10:L12" text:is-hidden="true"/></text:span></text:span></text:p>
            <text:p text:style-name="P24"><text:hidden-text text:condition="ooow:" text:string-value="P10:L13" text:is-hidden="true"/> </text:p>
            <text:p text:style-name="P18"><text:hidden-text text:condition="ooow:" text:string-value="P10:L14" text:is-hidden="true"/>An Teachta Donnacha Ó Neachtain a thug isteach,</text:p>
            <text:p text:style-name="P17"><text:hidden-text text:condition="ooow:" text:string-value="P10:L15" text:is-hidden="true"/>27 <text:span text:style-name="T4">Eanáir,</text:span> 2016</text:p>
            <text:p text:style-name="P25"><text:hidden-text text:condition="ooow:" text:string-value="P10:L16" text:is-hidden="true"/> </text:p>
            <text:p text:style-name="P20"><text:hidden-text text:condition="ooow:" text:string-value="P10:L17" text:is-hidden="true"/> </text:p>
          </table:table-cell>
          <table:table-cell table:style-name="Table1.B1" office:value-type="string">
            <text:p text:style-name="P22">Health Disclosure Bill 2016</text:p>
            <text:p text:style-name="P19"><text:span text:style-name="bold_5f_noitalic_5f_nounderline"><text:span text:style-name="T5"/></text:span></text:p>
            <text:p text:style-name="P23"><text:s/></text:p>
            <text:p text:style-name="P21">BILL</text:p>
            <text:p text:style-name="P26">(as initiated)</text:p>
            <text:p text:style-name="P26">entitled</text:p>
            <text:p text:style-name="P19"/>
            <text:p text:style-name="backpageprovision_5f_no_5f_line_5f_numbering">An Act to provide for a procedure to facilitate the disclosure of a patient safety incident; and to provide for related matters.<text:span text:style-name="T10"><text:line-break/></text:span><text:span text:style-name="bold_5f_noitalic_5f_nounderline"><text:span text:style-name="T5"><text:line-break/></text:span></text:span></text:p>
            <text:p text:style-name="P23"/>
            <text:p text:style-name="P18">Introduced by Deputy Denis Naughten,</text:p>
            <text:p text:style-name="P17">27<text:span text:style-name="T4">th January,</text:span> 2016</text:p>
            <text:p text:style-name="P23"/>
            <text:p text:style-name="P19"/>
          </table:table-cell>
        </table:table-row>
      </table:table>
      <text:p text:style-name="Standard"><text:hidden-text text:condition="ooow:" text:string-value="P10:L18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7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18 of 2016" text:name="Footer"/>
        </text:user-field-decls>
        <text:p text:style-name="P2"><text:span text:style-name="T1"><text:tab/>[</text:span><text:span text:style-name="T1"><text:user-field-get text:name="Footer">No. 18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7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7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5"/>
        <text:p text:style-name="P5">[No. 18 of 2016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04T12:32:49</dc:date>
    <meta:printed-by>Nici Higgins</meta:printed-by>
    <meta:print-date>2009-05-27T14:24:24</meta:print-date>
    <meta:editing-cycles>630</meta:editing-cycles>
    <meta:editing-duration>P2DT6H37M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" meta:paragraph-count="154" meta:word-count="1582" meta:character-count="10077"/>
  </office:meta>
</office:document-meta>
</file>